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none" draw:textarea-vertical-align="middle" draw:auto-grow-height="false" fo:min-height="10.936cm" fo:min-width="0.078cm" draw:shadow-offset-x="0cm" draw:shadow-offset-y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2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17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01cm" fo:min-width="3.404cm"/>
    </style:style>
    <style:style style:name="gr7" style:family="graphic" style:parent-style-name="standard">
      <style:graphic-properties svg:stroke-color="#000000" draw:fill="none" draw:textarea-vertical-align="middle" draw:auto-grow-height="false" fo:min-height="15.948cm" fo:min-width="1.1cm" draw:shadow-offset-x="0cm" draw:shadow-offset-y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506cm" fo:min-width="2.77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5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3.1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6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4.3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draw:auto-grow-height="true"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Modèles algorithmiques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Un petit jeu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Attention, vous n’avez que dix essais!</text:p>
              </text:list-item>
              <text:list-item>
                <text:p xml:id="id1" text:id="id1">Je pense à un nombre, vous deviner lequel</text:p>
              </text:list-item>
              <text:list-item>
                <text:p xml:id="id2" text:id="id2">Quand vous proposez un nombre, je peux répondre « <text:span text:style-name="T1">Plus grand</text:span> » ou « <text:span text:style-name="T1">Plus petit</text:span> »</text:p>
                <text:p/>
              </text:list-item>
              <text:list-item>
                <text:p xml:id="id3" text:id="id3">Pour répondre, je m’appuie sur un ensemble de règles simples</text:p>
              </text:list-item>
              <text:list-item>
                <text:p xml:id="id4" text:id="id4">Cet ensemble s’appelle un « algorithme »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vant de commencer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J’ai besoin de mémoriser :</text:p>
                <text:list>
                  <text:list-item>
                    <text:p xml:id="id5" text:id="id5">Mon nombre</text:p>
                  </text:list-item>
                  <text:list-item>
                    <text:p xml:id="id6" text:id="id6">Votre proposition</text:p>
                  </text:list-item>
                </text:list>
              </text:list-item>
              <text:list-item>
                <text:p xml:id="id7" text:id="id7">On stocke ces informations dans des <text:span text:style-name="T2">variable</text:span></text:p>
              </text:list-item>
              <text:list-item>
                <text:p xml:id="id8" text:id="id8"><text:span text:style-name="T3">Deux variables :</text:span></text:p>
                <text:list>
                  <text:list-item>
                    <text:p xml:id="id9" text:id="id9"><text:span text:style-name="T3">Nbre </text:span></text:p>
                  </text:list-item>
                  <text:list-item>
                    <text:p xml:id="id10" text:id="id10"><text:span text:style-name="T3">Prop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>
          <draw:text-box>
            <text:p>Le cœur du jeu : <text:line-break/>une règle simpl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3">Lire (Prop)</text:span></text:p>
                <text:p xml:id="id11" text:id="id11"><text:span text:style-name="T2">Si</text:span> Prop &gt; Nbre <text:span text:style-name="T2">alors</text:span></text:p>
                <text:list>
                  <text:list-header>
                    <text:p xml:id="id12" text:id="id12">afficher (« <text:span text:style-name="T1">Trop grand</text:span> »)</text:p>
                  </text:list-header>
                </text:list>
                <text:p xml:id="id13" text:id="id13"><text:span text:style-name="T2">Sinon Si</text:span> Prop &lt; Nbre <text:span text:style-name="T2">alors</text:span></text:p>
                <text:list>
                  <text:list-header>
                    <text:p xml:id="id14" text:id="id14">afficher (« <text:span text:style-name="T1">Trop petit</text:span> »)</text:p>
                  </text:list-header>
                </text:list>
                <text:p xml:id="id15" text:id="id15"><text:span text:style-name="T2">Sinon</text:span></text:p>
                <text:list>
                  <text:list-header>
                    <text:p xml:id="id16" text:id="id16">afficher (« <text:span text:style-name="T1">Bravo!</text:span> »)</text:p>
                  </text:list-header>
                </text:list>
              </text:list-header>
            </text:list>
          </draw:text-box>
        </draw:frame>
        <draw:custom-shape draw:style-name="gr2" draw:text-style-name="P2" xml:id="id17" draw:id="id17" draw:layer="layout" svg:width="1.6cm" svg:height="11.8cm" svg:x="17.4cm" svg:y="5.6cm">
          <text:p/>
          <draw:enhanced-geometry svg:viewBox="0 0 21600 21600" draw:glue-points="0 0 0 21600 21600 10800" draw:text-areas="0 ?f9 7800 ?f10" draw:type="right-brace" draw:modifiers="1800 10641.94164166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3" xml:id="id18" draw:id="id18" draw:layer="layout" svg:width="8.8cm" svg:height="1.826cm" svg:x="19.2cm" svg:y="10.4cm">
          <draw:text-box>
            <text:p><text:span text:style-name="T4">Algorithm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Le cœur du jeu : <text:line-break/>une règle simple</text:p>
          </draw:text-box>
        </draw:frame>
        <draw:custom-shape draw:style-name="gr4" draw:text-style-name="P2" xml:id="id19" draw:id="id19" draw:layer="layout" svg:width="5.4cm" svg:height="3cm" svg:x="11.3cm" svg:y="8.2cm">
          <text:p text:style-name="P4">Prop &gt; Nb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5" draw:id="id25" draw:layer="layout" svg:width="5.4cm" svg:height="3cm" svg:x="11.301cm" svg:y="13.101cm">
          <text:p text:style-name="P4">Prop &lt; Nb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20" draw:id="id20" draw:layer="layout" svg:width="0.6cm" svg:height="0.6cm" svg:x="13.7cm" svg:y="1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26" draw:id="id26" draw:layer="layout" svg:width="0.6cm" svg:height="0.6cm" svg:x="13.701cm" svg:y="16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24" draw:id="id24" draw:layer="layout" svg:width="6.2cm" svg:height="2cm" svg:x="18.4cm" svg:y="8.7cm">
          <text:p text:style-name="P4">« Trop grand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29" draw:id="id29" draw:layer="layout" svg:width="6.2cm" svg:height="2cm" svg:x="18.401cm" svg:y="13.601cm">
          <text:p text:style-name="P4">« Trop petit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xml:id="id30" draw:id="id30" draw:layer="layout" svg:width="6.2cm" svg:height="2cm" svg:x="10.901cm" svg:y="18.001cm">
          <text:p text:style-name="P4">« Bravo! »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31" draw:id="id31" draw:layer="layout" svg:width="1.6cm" svg:height="16.198cm" svg:x="9.2cm" svg:y="4.402cm">
          <text:p/>
          <draw:enhanced-geometry svg:viewBox="0 0 21600 21600" draw:mirror-horizontal="true" draw:glue-points="0 0 0 21600 21600 10800" draw:text-areas="0 ?f9 7800 ?f10" draw:type="right-brace" draw:modifiers="1800 10641.941641668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5" xml:id="id32" draw:id="id32" draw:layer="layout" svg:width="10.2cm" svg:height="4.976cm" svg:x="-0.1cm" svg:y="10.274cm">
          <draw:text-box>
            <text:p text:style-name="P4"><text:span text:style-name="T5">Algorigramme</text:span></text:p>
            <text:p text:style-name="P4"><text:span text:style-name="T5">ou</text:span></text:p>
            <text:p text:style-name="P4"><text:span text:style-name="T5">Ordinogramme</text:span></text:p>
          </draw:text-box>
        </draw:frame>
        <draw:custom-shape draw:style-name="gr6" draw:text-style-name="P2" draw:layer="layout" svg:width="6.2cm" svg:height="2cm" svg:x="11.001cm" svg:y="4.901cm">
          <text:p text:style-name="P4">Prop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olyline draw:style-name="gr9" draw:text-style-name="P2" xml:id="id21" draw:id="id21" draw:layer="layout" svg:width="0cm" svg:height="1.298cm" svg:x="14cm" svg:y="6.901cm" svg:viewBox="0 0 0 1299" draw:points="0,0 0,1299">
          <text:p/>
        </draw:polyline>
        <draw:polyline draw:style-name="gr9" draw:text-style-name="P2" xml:id="id22" draw:id="id22" draw:layer="layout" svg:width="2.499cm" svg:height="0cm" svg:x="16.7cm" svg:y="9.7cm" svg:viewBox="0 0 2500 0" draw:points="0,0 2500,0">
          <text:p/>
        </draw:polyline>
        <draw:polyline draw:style-name="gr9" draw:text-style-name="P2" xml:id="id23" draw:id="id23" draw:layer="layout" svg:width="0cm" svg:height="1.3cm" svg:x="14cm" svg:y="11.8cm" svg:viewBox="0 0 0 1301" draw:points="0,0 0,1301">
          <text:p/>
        </draw:polyline>
        <draw:polyline draw:style-name="gr9" draw:text-style-name="P2" xml:id="id27" draw:id="id27" draw:layer="layout" svg:width="0cm" svg:height="1.299cm" svg:x="14cm" svg:y="16.701cm" svg:viewBox="0 0 0 1300" draw:points="0,0 0,1300">
          <text:p/>
        </draw:polyline>
        <draw:polyline draw:style-name="gr9" draw:text-style-name="P2" xml:id="id28" draw:id="id28" draw:layer="layout" svg:width="2.599cm" svg:height="0cm" svg:x="16.6cm" svg:y="14.6cm" svg:viewBox="0 0 2600 0" draw:points="0,0 26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l faut répéter en boucle</text:p>
          </draw:text-box>
        </draw:frame>
        <draw:frame presentation:style-name="pr5" draw:text-style-name="P6" draw:layer="layout" svg:width="24cm" svg:height="12.18cm" svg:x="2cm" svg:y="4.6cm" presentation:class="outline" presentation:user-transformed="true">
          <draw:text-box>
            <text:list text:style-name="L3">
              <text:list-header>
                <text:p xml:id="id42" text:id="id42"><text:span text:style-name="T6">Essais ← 0</text:span></text:p>
                <text:p xml:id="id40" text:id="id40"><text:span text:style-name="T7">Tant que </text:span><text:span text:style-name="T6">Essais &lt; 10 </text:span><text:span text:style-name="T7">faire</text:span></text:p>
                <text:list>
                  <text:list-header>
                    <text:p xml:id="id33" text:id="id33"><text:span text:style-name="T6">Lire (Prop)</text:span></text:p>
                    <text:p xml:id="id34" text:id="id34"><text:span text:style-name="T7">Si</text:span><text:span text:style-name="T8"> proposition &gt; nombre </text:span><text:span text:style-name="T7">alors</text:span></text:p>
                    <text:list>
                      <text:list-header>
                        <text:p xml:id="id35" text:id="id35"><text:span text:style-name="T8">afficher (« </text:span><text:span text:style-name="T9">Trop grand</text:span><text:span text:style-name="T8"> »)</text:span></text:p>
                      </text:list-header>
                    </text:list>
                    <text:p xml:id="id36" text:id="id36"><text:span text:style-name="T7">Sinon Si</text:span><text:span text:style-name="T8"> proposition &lt; nombre </text:span><text:span text:style-name="T7">alors</text:span></text:p>
                    <text:list>
                      <text:list-header>
                        <text:p xml:id="id37" text:id="id37"><text:span text:style-name="T8">afficher (« </text:span><text:span text:style-name="T9">Trop petit</text:span><text:span text:style-name="T8"> »)</text:span></text:p>
                      </text:list-header>
                    </text:list>
                    <text:p xml:id="id38" text:id="id38"><text:span text:style-name="T7">Sinon</text:span></text:p>
                    <text:list>
                      <text:list-header>
                        <text:p xml:id="id39" text:id="id39"><text:span text:style-name="T8">afficher (« </text:span><text:span text:style-name="T9">Bravo, vous avez gagné!</text:span><text:span text:style-name="T8"> »)</text:span></text:p>
                      </text:list-header>
                    </text:list>
                    <text:p xml:id="id43" text:id="id43"><text:span text:style-name="T8">Essais ← Essais + 1</text:span></text:p>
                  </text:list-header>
                </text:list>
                <text:p xml:id="id41" text:id="id41"><text:span text:style-name="T7">Fin Tant que</text:span></text:p>
                <text:p xml:id="id44" text:id="id44"><text:span text:style-name="T6">afficher (« </text:span><text:span text:style-name="T10">Perdu!</text:span><text:span text:style-name="T6"> »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Il faut répéter en boucle</text:p>
          </draw:text-box>
        </draw:frame>
        <draw:custom-shape draw:style-name="gr10" draw:text-style-name="P7" draw:layer="layout" svg:width="4cm" svg:height="2cm" svg:x="10cm" svg:y="12.7cm">
          <text:p text:style-name="P4"><text:span text:style-name="T11">Prop &gt; Nb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8" draw:layer="layout" svg:width="5.2cm" svg:height="1.2cm" svg:x="14.8cm" svg:y="13.1cm">
          <text:p text:style-name="P4"><text:span text:style-name="T12">« Trop grand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2cm" svg:height="0.2cm" svg:x="11.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4cm" svg:height="2cm" svg:x="10.001cm" svg:y="15.701cm">
          <text:p text:style-name="P4"><text:span text:style-name="T11">Prop &lt; Nb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11.901cm" svg:y="1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5.2cm" svg:height="1.2cm" svg:x="14.701cm" svg:y="16.101cm">
          <text:p text:style-name="P4"><text:span text:style-name="T12">« Trop petit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5.2cm" svg:height="1.2cm" svg:x="9.401cm" svg:y="18.501cm">
          <text:p text:style-name="P4"><text:span text:style-name="T12">« Bravo!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7" draw:layer="layout" svg:width="4cm" svg:height="2cm" svg:x="10.001cm" svg:y="7.201cm">
          <text:p text:style-name="P4"><text:span text:style-name="T11">Essai &lt; 1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9.801cm" svg:y="8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4cm" svg:height="1.6cm" svg:x="10cm" svg:y="4.4cm">
          <text:p text:style-name="P4"><text:span text:style-name="T11">Essais ← 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cm" svg:height="1.2cm" svg:x="20.2cm" svg:y="10.1cm">
          <text:p text:style-name="P4"><text:span text:style-name="T13">Essai ← Essai + 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6cm" svg:x2="12cm" svg:y2="7.2cm">
          <text:p/>
        </draw:line>
        <draw:line draw:style-name="gr9" draw:text-style-name="P2" draw:layer="layout" svg:x1="12cm" svg:y1="9.201cm" svg:x2="12cm" svg:y2="10.2cm">
          <text:p/>
        </draw:line>
        <draw:line draw:style-name="gr9" draw:text-style-name="P2" draw:layer="layout" svg:x1="12cm" svg:y1="14.9cm" svg:x2="12cm" svg:y2="15.701cm">
          <text:p/>
        </draw:line>
        <draw:line draw:style-name="gr9" draw:text-style-name="P2" draw:layer="layout" svg:x1="12cm" svg:y1="17.901cm" svg:x2="12cm" svg:y2="18.501cm">
          <text:p/>
        </draw:line>
        <draw:line draw:style-name="gr9" draw:text-style-name="P2" draw:layer="layout" svg:x1="14cm" svg:y1="16.7cm" svg:x2="15.4cm" svg:y2="16.7cm">
          <text:p/>
        </draw:line>
        <draw:line draw:style-name="gr9" draw:text-style-name="P2" draw:layer="layout" svg:x1="14cm" svg:y1="13.7cm" svg:x2="15.4cm" svg:y2="13.7cm">
          <text:p/>
        </draw:line>
        <draw:custom-shape draw:style-name="gr11" draw:text-style-name="P8" draw:layer="layout" svg:width="5.2cm" svg:height="1.2cm" svg:x="3.202cm" svg:y="11.502cm">
          <text:p text:style-name="P4"><text:span text:style-name="T12">« Perdu!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5.8cm" svg:y1="8.2cm" svg:x2="5.8cm" svg:y2="11.502cm">
          <text:p/>
        </draw:line>
        <draw:line draw:style-name="gr15" draw:text-style-name="P2" draw:layer="layout" svg:x1="9.801cm" svg:y1="8.2cm" svg:x2="5.8cm" svg:y2="8.2cm">
          <text:p/>
        </draw:line>
        <draw:line draw:style-name="gr9" draw:text-style-name="P2" draw:layer="layout" svg:x1="22cm" svg:y1="20.5cm" svg:x2="22cm" svg:y2="11.3cm">
          <text:p/>
        </draw:line>
        <draw:line draw:style-name="gr15" draw:text-style-name="P2" draw:layer="layout" svg:x1="22cm" svg:y1="20.5cm" svg:x2="12cm" svg:y2="20.5cm">
          <text:p/>
        </draw:line>
        <draw:line draw:style-name="gr15" draw:text-style-name="P2" draw:layer="layout" svg:x1="12cm" svg:y1="19.701cm" svg:x2="12cm" svg:y2="20.5cm">
          <text:p/>
        </draw:line>
        <draw:line draw:style-name="gr9" draw:text-style-name="P2" draw:layer="layout" svg:x1="22cm" svg:y1="6.5cm" svg:x2="12cm" svg:y2="6.5cm">
          <text:p/>
        </draw:line>
        <draw:line draw:style-name="gr15" draw:text-style-name="P2" draw:layer="layout" svg:x1="22cm" svg:y1="10.1cm" svg:x2="22cm" svg:y2="6.5cm">
          <text:p/>
        </draw:line>
        <draw:line draw:style-name="gr15" draw:text-style-name="P2" draw:layer="layout" svg:x1="19.4cm" svg:y1="13.7cm" svg:x2="22cm" svg:y2="13.7cm">
          <text:p/>
        </draw:line>
        <draw:line draw:style-name="gr15" draw:text-style-name="P2" draw:layer="layout" svg:x1="19.2cm" svg:y1="16.7cm" svg:x2="22cm" svg:y2="16.7cm">
          <text:p/>
        </draw:line>
        <draw:custom-shape draw:style-name="gr11" draw:text-style-name="P8" draw:layer="layout" svg:width="5.2cm" svg:height="1.2cm" svg:x="9.4cm" svg:y="10.2cm">
          <text:p text:style-name="P4"><text:span text:style-name="T12">Pro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999cm" svg:y1="11.4cm" svg:x2="11.999cm" svg:y2="12.7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estion de la victoire</text:p>
          </draw:text-box>
        </draw:frame>
        <draw:frame presentation:style-name="pr5" draw:text-style-name="P10" draw:layer="layout" svg:width="24cm" svg:height="16cm" svg:x="2cm" svg:y="4cm" presentation:class="outline" presentation:user-transformed="true">
          <draw:text-box>
            <text:list text:style-name="L3">
              <text:list-header>
                <text:p><text:span text:style-name="T14">Nbre ← random()</text:span></text:p>
                <text:p xml:id="id59" text:id="id59"><text:span text:style-name="T14">Gagné ← 0</text:span></text:p>
                <text:p xml:id="id45" text:id="id45"><text:span text:style-name="T14">Essais ← 0</text:span></text:p>
                <text:p xml:id="id46" text:id="id46"><text:span text:style-name="T15">Tant que </text:span><text:span text:style-name="T14">Essais &lt; 10 </text:span><text:span text:style-name="T15">ET</text:span><text:span text:style-name="T14"> Gagné = 0 </text:span><text:span text:style-name="T15">faire</text:span></text:p>
                <text:list>
                  <text:list-header>
                    <text:p xml:id="id47" text:id="id47"><text:span text:style-name="T14">lire(Prop)</text:span></text:p>
                    <text:p xml:id="id48" text:id="id48"><text:span text:style-name="T15">Si</text:span><text:span text:style-name="T16"> Prop &gt; Nbre </text:span><text:span text:style-name="T15">alors</text:span></text:p>
                    <text:list>
                      <text:list-header>
                        <text:p xml:id="id49" text:id="id49"><text:span text:style-name="T16">afficher (« </text:span><text:span text:style-name="T17">Trop grand</text:span><text:span text:style-name="T16"> »)</text:span></text:p>
                      </text:list-header>
                    </text:list>
                    <text:p xml:id="id50" text:id="id50"><text:span text:style-name="T15">Sinon Si</text:span><text:span text:style-name="T16"> proposition &lt; nombre </text:span><text:span text:style-name="T15">alors</text:span></text:p>
                    <text:list>
                      <text:list-header>
                        <text:p xml:id="id51" text:id="id51"><text:span text:style-name="T16">afficher (« </text:span><text:span text:style-name="T17">Trop petit</text:span><text:span text:style-name="T16"> »)</text:span></text:p>
                      </text:list-header>
                    </text:list>
                    <text:p xml:id="id52" text:id="id52"><text:span text:style-name="T15">Sinon</text:span></text:p>
                    <text:list>
                      <text:list-header>
                        <text:p xml:id="id53" text:id="id53"><text:span text:style-name="T16">afficher (« </text:span><text:span text:style-name="T17">Bravo!</text:span><text:span text:style-name="T16"> »)</text:span></text:p>
                        <text:p xml:id="id54" text:id="id54"><text:span text:style-name="T16">Gagné ← 1</text:span></text:p>
                      </text:list-header>
                    </text:list>
                    <text:p xml:id="id55" text:id="id55"><text:span text:style-name="T16">Essai ← Essai + 1</text:span></text:p>
                  </text:list-header>
                </text:list>
                <text:p xml:id="id56" text:id="id56"><text:span text:style-name="T15">Fin Tant que</text:span></text:p>
                <text:p xml:id="id60" text:id="id60"><text:span text:style-name="T15">Si </text:span><text:span text:style-name="T14">Gagné = 0 </text:span><text:span text:style-name="T15">alors</text:span></text:p>
                <text:list>
                  <text:list-header>
                    <text:p xml:id="id57" text:id="id57"><text:span text:style-name="T14">afficher (« </text:span><text:span text:style-name="T18">Perdu!</text:span><text:span text:style-name="T14"> »)</text:span></text:p>
                  </text:list-header>
                </text:list>
              </text:list-header>
            </text:list>
          </draw:text-box>
        </draw:frame>
        <draw:custom-shape draw:style-name="gr16" draw:text-style-name="P11" xml:id="id58" draw:id="id58" draw:layer="layout" svg:width="4.1cm" svg:height="1cm" svg:x="9.5cm" svg:y="7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>
        <office:forms form:automatic-focus="false" form:apply-design-mode="false"/>
        <draw:custom-shape draw:style-name="gr10" draw:text-style-name="P7" draw:layer="layout" svg:width="4cm" svg:height="2cm" svg:x="10cm" svg:y="11.2cm">
          <text:p text:style-name="P4"><text:span text:style-name="T11">Prop &gt; Nb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8" draw:layer="layout" svg:width="5.2cm" svg:height="1.2cm" svg:x="14.8cm" svg:y="11.6cm">
          <text:p text:style-name="P4"><text:span text:style-name="T12">« Trop grand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2cm" svg:height="0.2cm" svg:x="11.9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4cm" svg:height="2cm" svg:x="10.001cm" svg:y="14.201cm">
          <text:p text:style-name="P4"><text:span text:style-name="T11">Prop &lt; Nbr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11.901cm" svg:y="1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draw:layer="layout" svg:width="5.2cm" svg:height="1.2cm" svg:x="14.701cm" svg:y="14.601cm">
          <text:p text:style-name="P4"><text:span text:style-name="T12">« Trop petit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8" draw:layer="layout" svg:width="5.2cm" svg:height="1.2cm" svg:x="9.401cm" svg:y="17.001cm">
          <text:p text:style-name="P4"><text:span text:style-name="T12">« Bravo!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2" draw:layer="layout" svg:width="4cm" svg:height="2cm" svg:x="10.001cm" svg:y="5.701cm">
          <text:p text:style-name="P4"><text:span text:style-name="T19">Essai &lt; 10 </text:span></text:p>
          <text:p text:style-name="P4"><text:span text:style-name="T19">&amp;</text:span></text:p>
          <text:p text:style-name="P4"><text:span text:style-name="T19">Gagné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draw:layer="layout" svg:width="0.2cm" svg:height="0.2cm" svg:x="9.801cm" svg:y="6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4cm" svg:height="1.6cm" svg:x="10cm" svg:y="2.9cm">
          <text:p text:style-name="P4"><text:span text:style-name="T11">Gagné ← 0</text:span></text:p>
          <text:p text:style-name="P4"><text:span text:style-name="T11">Essais ← 0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6cm" svg:height="1.2cm" svg:x="20.2cm" svg:y="8.6cm">
          <text:p text:style-name="P4"><text:span text:style-name="T13">Essai ← Essai + 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4.5cm" svg:x2="12cm" svg:y2="5.7cm">
          <text:p/>
        </draw:line>
        <draw:line draw:style-name="gr9" draw:text-style-name="P2" draw:layer="layout" svg:x1="12cm" svg:y1="7.701cm" svg:x2="12cm" svg:y2="8.7cm">
          <text:p/>
        </draw:line>
        <draw:line draw:style-name="gr9" draw:text-style-name="P2" draw:layer="layout" svg:x1="12cm" svg:y1="13.4cm" svg:x2="12cm" svg:y2="14.201cm">
          <text:p/>
        </draw:line>
        <draw:line draw:style-name="gr9" draw:text-style-name="P2" draw:layer="layout" svg:x1="12cm" svg:y1="16.401cm" svg:x2="12cm" svg:y2="17.001cm">
          <text:p/>
        </draw:line>
        <draw:line draw:style-name="gr9" draw:text-style-name="P2" draw:layer="layout" svg:x1="14cm" svg:y1="15.2cm" svg:x2="15.4cm" svg:y2="15.2cm">
          <text:p/>
        </draw:line>
        <draw:line draw:style-name="gr9" draw:text-style-name="P2" draw:layer="layout" svg:x1="14cm" svg:y1="12.2cm" svg:x2="15.4cm" svg:y2="12.2cm">
          <text:p/>
        </draw:line>
        <draw:custom-shape draw:style-name="gr11" draw:text-style-name="P8" draw:layer="layout" svg:width="5.2cm" svg:height="1.2cm" svg:x="3.2cm" svg:y="12.502cm">
          <text:p text:style-name="P4"><text:span text:style-name="T12">« Perdu! »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5.798cm" svg:y1="11cm" svg:x2="5.798cm" svg:y2="12.502cm">
          <text:p/>
        </draw:line>
        <draw:line draw:style-name="gr15" draw:text-style-name="P2" draw:layer="layout" svg:x1="9.801cm" svg:y1="6.7cm" svg:x2="5.8cm" svg:y2="6.7cm">
          <text:p/>
        </draw:line>
        <draw:line draw:style-name="gr9" draw:text-style-name="P2" draw:layer="layout" svg:x1="22cm" svg:y1="20.4cm" svg:x2="22cm" svg:y2="9.8cm">
          <text:p/>
        </draw:line>
        <draw:line draw:style-name="gr15" draw:text-style-name="P2" draw:layer="layout" svg:x1="22cm" svg:y1="20.4cm" svg:x2="12cm" svg:y2="20.4cm">
          <text:p/>
        </draw:line>
        <draw:line draw:style-name="gr9" draw:text-style-name="P2" draw:layer="layout" svg:x1="22cm" svg:y1="5cm" svg:x2="12cm" svg:y2="5cm">
          <text:p/>
        </draw:line>
        <draw:line draw:style-name="gr15" draw:text-style-name="P2" draw:layer="layout" svg:x1="22cm" svg:y1="8.6cm" svg:x2="22cm" svg:y2="5cm">
          <text:p/>
        </draw:line>
        <draw:line draw:style-name="gr15" draw:text-style-name="P2" draw:layer="layout" svg:x1="19.4cm" svg:y1="12.2cm" svg:x2="22cm" svg:y2="12.2cm">
          <text:p/>
        </draw:line>
        <draw:line draw:style-name="gr15" draw:text-style-name="P2" draw:layer="layout" svg:x1="19.2cm" svg:y1="15.2cm" svg:x2="22cm" svg:y2="15.2cm">
          <text:p/>
        </draw:line>
        <draw:custom-shape draw:style-name="gr11" draw:text-style-name="P8" draw:layer="layout" svg:width="5.2cm" svg:height="1.2cm" svg:x="9.4cm" svg:y="8.7cm">
          <text:p text:style-name="P4"><text:span text:style-name="T12">Prop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999cm" svg:y1="9.9cm" svg:x2="11.999cm" svg:y2="11.2cm">
          <text:p/>
        </draw:line>
        <draw:custom-shape draw:style-name="gr17" draw:text-style-name="P7" draw:layer="layout" svg:width="4.8cm" svg:height="1.6cm" svg:x="9.6cm" svg:y="0.6cm">
          <text:p text:style-name="P4"><text:span text:style-name="T11">Nbre=Random()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9.8cm" svg:y1="0.6cm" svg:x2="9.8cm" svg:y2="2.2cm">
          <text:p/>
        </draw:line>
        <draw:line draw:style-name="gr15" draw:text-style-name="P2" draw:layer="layout" svg:x1="14.2cm" svg:y1="0.6cm" svg:x2="14.2cm" svg:y2="2.2cm">
          <text:p/>
        </draw:line>
        <draw:line draw:style-name="gr9" draw:text-style-name="P2" draw:layer="layout" svg:x1="12cm" svg:y1="2.2cm" svg:x2="12cm" svg:y2="2.9cm">
          <text:p/>
        </draw:line>
        <draw:custom-shape draw:style-name="gr14" draw:text-style-name="P9" draw:layer="layout" svg:width="3.6cm" svg:height="1.2cm" svg:x="10.1cm" svg:y="18.9cm">
          <text:p text:style-name="P4"><text:span text:style-name="T13">Gagné ← 1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2cm" svg:y1="18.201cm" svg:x2="12cm" svg:y2="18.9cm">
          <text:p/>
        </draw:line>
        <draw:line draw:style-name="gr15" draw:text-style-name="P2" draw:layer="layout" svg:x1="12cm" svg:y1="20.1cm" svg:x2="12cm" svg:y2="20.4cm">
          <text:p/>
        </draw:line>
        <draw:custom-shape draw:style-name="gr10" draw:text-style-name="P7" draw:layer="layout" svg:width="4cm" svg:height="2cm" svg:x="3.8cm" svg:y="9cm">
          <text:p text:style-name="P4"><text:span text:style-name="T11">Gagné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2" draw:layer="layout" svg:x1="5.8cm" svg:y1="6.7cm" svg:x2="5.8cm" svg:y2="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15:59:50.628608792</meta:creation-date>
    <meta:editing-duration>PT1H58M20S</meta:editing-duration>
    <meta:editing-cycles>99</meta:editing-cycles>
    <meta:generator>LibreOffice/5.4.5.1$Linux_X86_64 LibreOffice_project/40m0$Build-1</meta:generator>
    <dc:date>2018-03-14T11:58:46.543820975</dc:date>
    <meta:document-statistic meta:object-count="15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